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list-style-name="L1"/>
    <style:style style:name="P2" style:family="paragraph" style:list-style-name="L2"/>
    <style:style style:name="P3" style:family="paragraph" style:list-style-name="L3"/>
    <style:style style:name="P4" style:family="paragraph" style:list-style-name="L4"/>
    <style:style style:name="P5" style:family="paragraph" style:list-style-name="L5"/>
    <style:style style:name="P6" style:family="paragraph" style:list-style-name="L6"/>
    <style:style style:name="P7" style:family="paragraph" style:list-style-name="L7"/>
    <style:style style:name="P8" style:family="paragraph" style:list-style-name="L8"/>
    <style:style style:name="P9" style:family="paragraph" style:list-style-name="L9"/>
    <style:style style:name="P10" style:family="paragraph" style:list-style-name="L10"/>
    <style:style style:name="T1" style:family="text">
      <style:text-properties fo:font-variant="normal" fo:text-transform="none" fo:color="#3c4043" loext:opacity="100%" style:font-name="Roboto" fo:font-size="4.19999980926514pt" fo:letter-spacing="normal" fo:font-style="normal" fo:font-weight="normal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officeooo:rsid="000b906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eskrivning:<text:line-break/>Du ska utgå från en valfri lokal restaurangs existerande webbsida &amp; skapa din nya version av den. Alltså ny design så att den inte är en exakt kopia med er design. Börja med en skiss på papper.<text:line-break/><text:line-break/><text:line-break/>G kriterier:<text:line-break/><text:line-break/><text:line-break/><text:line-break/>Classroom</text:p>
      <text:list text:style-name="L1">
        <text:list-item>
          <text:p text:style-name="Text_20_body">Skiss för hur hemsidan kan se ut (ta en bild från telefonen, papper &amp; penna skiss är ok) skicka in bilden, i ett document docs går bra, går bra i repot i readme.md.</text:p>
        </text:list-item>
        <text:list-item>
          <text:p text:style-name="Text_20_body">Lägg upp koden på ett repo på github. </text:p>
        </text:list-item>
        <text:list-item>
          <text:p text:style-name="Text_20_body">Namnge repot såhär: webb23-html-mp2-fornamn-efternamn (samma namn struktur fast mp2)</text:p>
        </text:list-item>
        <text:list-item>
          <text:p text:style-name="Text_20_body">I classroom skickar du 2 länkar: Github-repot &amp; restaurangens nuvarande hemsida</text:p>
        </text:list-item>
      </text:list>
      <text:p text:style-name="Text_20_body"><text:line-break/><text:line-break/>HTML:</text:p>
      <text:list text:style-name="L2">
        <text:list-item>
          <text:p text:style-name="Text_20_body">Använd korrekta semantiska taggar. (Vad som är korrekt är till viss del subjektivt men se till att du har läst på i referenserna.)</text:p>
        </text:list-item>
        <text:list-item>
          <text:p text:style-name="Text_20_body">Minst tre html-sidor.</text:p>
        </text:list-item>
        <text:list-item>
          <text:p text:style-name="Text_20_body">Navbar med länkar till de interna sidorna/undersidorna</text:p>
        </text:list-item>
        <text:list-item>
          <text:p text:style-name="Text_20_body">Footer med adress &amp; kontaktinfo, socialamedier öppnas med en ny tabb (hitta på om de inte har) till restaurangen.</text:p>
        </text:list-item>
        <text:list-item>
          <text:p text:style-name="Text_20_body">Restaurangens logga ska vara faviconen.</text:p>
        </text:list-item>
        <text:list-item>
          <text:p text:style-name="Text_20_body">Lägg in meta taggen ska ha relevana ord som tagga till sökmotorer (SEO)  (t.ex "italiensk,pizza" för en pizzeria</text:p>
        </text:list-item>
      </text:list>
      <text:p text:style-name="Text_20_body">Startsidan</text:p>
      <text:list text:style-name="L3">
        <text:list-item>
          <text:p text:style-name="Text_20_body">Info om restaurangen (ni kan hitta på)</text:p>
        </text:list-item>
        <text:list-item>
          <text:p text:style-name="Text_20_body">En fullstorlek bild (som täcker hel bredd) eller bakgrundsbild.</text:p>
        </text:list-item>
      </text:list>
      <text:p text:style-name="Text_20_body">Menyn</text:p>
      <text:list text:style-name="L4">
        <text:list-item>
          <text:p text:style-name="Text_20_body">Minst fem rätter från orginalmenyn.</text:p>
        </text:list-item>
        <text:list-item>
          <text:p text:style-name="Text_20_body"><text:soft-page-break/>Artiklarna/produkterna i menyn ska ha en bild , priser &amp; information om rätten.</text:p>
        </text:list-item>
        <text:list-item>
          <text:p text:style-name="Text_20_body">ska vara i en flexbox eller grid.</text:p>
        </text:list-item>
      </text:list>
      <text:p text:style-name="Text_20_body">Boka bord </text:p>
      <text:list text:style-name="L5">
        <text:list-item>
          <text:p text:style-name="Text_20_body">Formulär för att boka bord med följande inputs: (Använd korrekt struktur, form ska vara flex eller grid)</text:p>
        </text:list-item>
        <text:list-item>
          <text:p text:style-name="Text_20_body">Namn</text:p>
        </text:list-item>
        <text:list-item>
          <text:p text:style-name="Text_20_body">Datum</text:p>
        </text:list-item>
        <text:list-item>
          <text:p text:style-name="Text_20_body">Tid</text:p>
        </text:list-item>
        <text:list-item>
          <text:p text:style-name="Text_20_body">Övriga önskemål (fritt)</text:p>
        </text:list-item>
        <text:list-item>
          <text:p text:style-name="Text_20_body">Knapp</text:p>
        </text:list-item>
      </text:list>
      <text:p text:style-name="Text_20_body">CSS</text:p>
      <text:list text:style-name="L6">
        <text:list-item>
          <text:p text:style-name="Text_20_body">Alla stilregler som gäller alla sidor ska finnas i en och samma fil. </text:p>
        </text:list-item>
        <text:list-item>
          <text:p text:style-name="Text_20_body">Har du specifika layout-regler för en enskild sida är det okej att du delar upp css:en i en separat fil. Men håll koll på hierarkin! </text:p>
        </text:list-item>
        <text:list-item>
          <text:p text:style-name="Text_20_body">Ni ska ha tema färger sparade i css variabler. ( ha passande färger men inte för många )</text:p>
        </text:list-item>
        <text:list-item>
          <text:p text:style-name="Text_20_body">allt ska ha default padding &amp; margin (använd t.ex: * { ... }  )</text:p>
        </text:list-item>
        <text:list-item>
          <text:p text:style-name="Text_20_body">Både flexbox &amp; grid ska användas.</text:p>
        </text:list-item>
        <text:list-item>
          <text:p text:style-name="Text_20_body">css variabler för färg &amp; padding.</text:p>
        </text:list-item>
        <text:list-item>
          <text:p text:style-name="Text_20_body">Varje sida behöver minst en del där flexbox eller grid används.</text:p>
        </text:list-item>
      </text:list>
      <text:p text:style-name="Text_20_body"><text:line-break/>Betygsättning Betyg G.<text:line-break/>För att projektet ska nå godkänt behöver alla minimikrav finnas med och fungera. <text:line-break/>Projektet betygsätts inte utifrån utseende &amp; design men allting på sidan ska vara tydligt.<text:line-break/>I fall det är 1 punkt som ej uppfyll så är det fortfarande G men det är mer strikt än föregående uppgift (Miniprojekt 1:profil ).<text:line-break/><text:line-break/>--<text:line-break/><text:line-break/>VG kriterier:<text:line-break/><text:line-break/><text:soft-page-break/><text:line-break/><text:line-break/>HTML:</text:p>
      <text:list text:style-name="L7">
        <text:list-item>
          <text:p text:style-name="Text_20_body">Ha kommentarer &amp; formaterat (kommentera om det finns något unikt eller något nytt ni har lärt er )</text:p>
        </text:list-item>
      </text:list>
      <text:p text:style-name="Text_20_body"><text:line-break/><text:line-break/>Struktur:</text:p>
      <text:list text:style-name="L8">
        <text:list-item>
          <text:p text:style-name="Text_20_body">alla bilder ska vara i en bildmapp</text:p>
        </text:list-item>
        <text:list-item>
          <text:p text:style-name="Text_20_body">alla css filer ska vara i en stylemapp</text:p>
        </text:list-item>
        <text:list-item>
          <text:p text:style-name="Text_20_body">Publicera sidan med github pages i /docs mappen </text:p>
        </text:list-item>
      </text:list>
      <text:p text:style-name="Text_20_body">CSS:</text:p>
      <text:list text:style-name="L9">
        <text:list-item>
          <text:p text:style-name="Text_20_body">Den ska ha transitions eller animationer minst med 2 olika egenskaper/attributer som animeras t.ex opacity, color, filter blur() etc.</text:p>
        </text:list-item>
        <text:list-item>
          <text:p text:style-name="Text_20_body">kontaktinfo med telefon nr ska öppna enhetens default telefon appen</text:p>
        </text:list-item>
        <text:list-item>
          <text:p text:style-name="Text_20_body">kontakt info om email ska öppnas via default email appen.</text:p>
        </text:list-item>
        <text:list-item>
          <text:p text:style-name="Text_20_body">hemsidan ska vara responsivt anpassad till mobilen främst (betyder att den ska se snyggast ut på mobilen där all content är tydlig, är läsbar &amp; navigerbar )</text:p>
        </text:list-item>
        <text:list-item>
          <text:p text:style-name="Text_20_body"><text:line-break/>Ha kommentarer &amp; formaterat (kommentera om det finns något unikt eller något nytt ni har lärt er )<text:line-break/></text:p>
        </text:list-item>
      </text:list>
      <text:p text:style-name="Text_20_body"><text:line-break/>Projektet ska vara inlämnat i tid enligt anvisningarna under ‘Inlämning’. Går att komplettera till VG om det är i tid.<text:line-break/><text:line-break/><text:line-break/>Tips!</text:p>
      <text:list text:style-name="L10">
        <text:list-item>
          <text:p text:style-name="Text_20_body">Tänk ut layouten med papper &amp; penna innan du börjar koda.</text:p>
        </text:list-item>
        <text:list-item>
          <text:p text:style-name="Text_20_body">Lämna finslip av detaljer till sist. Se till att minimikraven är med först. </text:p>
        </text:list-item>
        <text:list-item>
          <text:p text:style-name="Text_20_body">Våga ta en paus &amp; våga be om hjä<text:span text:style-name="T5">lp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sv" fo:country="S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3T21:17:53.651000000</dc:date>
    <meta:editing-duration>PT4M8S</meta:editing-duration>
    <meta:editing-cycles>1</meta:editing-cycles>
    <meta:document-statistic meta:table-count="0" meta:image-count="0" meta:object-count="0" meta:page-count="3" meta:paragraph-count="50" meta:word-count="621" meta:character-count="3411" meta:non-whitespace-character-count="2851"/>
    <meta:generator>LibreOffice/7.4.0.3$Windows_X86_64 LibreOffice_project/f85e47c08ddd19c015c0114a68350214f7066f5a</meta:generator>
  </office:meta>
</office:document-meta>
</file>